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15000002151990FFDF666FB4D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576cm" svg:height="10.576cm" svg:x="5.695cm" svg:y="9.849cm">
          <draw:image xlink:href="Pictures/1000000000000215000002151990FFDF666FB4D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14:46:41.710410286</meta:creation-date>
    <dc:date>2018-04-26T14:47:00.009700674</dc:date>
    <meta:editing-duration>PT18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